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9dc99" officeooo:paragraph-rsid="0019dc99"/>
    </style:style>
    <style:style style:name="P2" style:family="paragraph" style:parent-style-name="Text_20_body" style:list-style-name="L2">
      <style:text-properties officeooo:rsid="0019dc99" officeooo:paragraph-rsid="0019dc99"/>
    </style:style>
    <style:style style:name="P3" style:family="paragraph" style:parent-style-name="Text_20_body" style:list-style-name="L2">
      <style:text-properties officeooo:rsid="0019dc99" officeooo:paragraph-rsid="001adda3"/>
    </style:style>
    <style:style style:name="P4" style:family="paragraph" style:parent-style-name="Text_20_body" style:list-style-name="L2">
      <style:text-properties fo:font-weight="bold" officeooo:paragraph-rsid="0019dc99" style:font-weight-asian="bold" style:font-weight-complex="bold"/>
    </style:style>
    <style:style style:name="P5" style:family="paragraph" style:parent-style-name="Text_20_body" style:list-style-name="L2">
      <style:text-properties officeooo:rsid="001adda3" officeooo:paragraph-rsid="001adda3"/>
    </style:style>
    <style:style style:name="P6" style:family="paragraph" style:parent-style-name="Heading_20_1">
      <style:text-properties fo:font-size="28pt" style:text-underline-style="none" style:font-size-asian="28pt" style:font-size-complex="28pt"/>
    </style:style>
    <style:style style:name="T1" style:family="text">
      <style:text-properties officeooo:rsid="0019dc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dda3" style:font-weight-asian="bold" style:font-weight-complex="bold"/>
    </style:style>
    <style:style style:name="T4" style:family="text">
      <style:text-properties officeooo:rsid="001add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Bedienung </text:span>Kärcher Staubsauger</text:h>
      <text:p text:style-name="Text_20_body"/>
      <text:p text:style-name="Text_20_body"/>
      <text:h text:style-name="Heading_20_3" text:outline-level="3">Trocken saugen</text:h>
      <text:p text:style-name="P1"><text:span text:style-name="T2">Mit Staubbeutel</text:span> und Bürsteneinsatz betreiben. Ansonsten ganz normal saugen :)</text:p>
      <text:p text:style-name="P1"/>
      <text:h text:style-name="Heading_20_3" text:outline-level="3">Nass saugen</text:h>
      <text:p text:style-name="P1">Nass gesaugt werden kann z.B. zur Reinigung vom Boden. Dazu mit dem Wischer richtig nass den Dreck lösen und am besten ein zweiter <text:span text:style-name="T4">Laborant </text:span>mit dem Sauger den Wasserfilm gleich danach aufnehemen. Bitte drauf achten, dass kein Wasser in die Ritzen des Bodens gelangt (kann sonst aufquillen).</text:p>
      <text:p text:style-name="P1"/>
      <text:p text:style-name="P1">Bitte in folgender Reihenfolge vorgehen:</text:p>
      <text:list xml:id="list3365899275985841987" text:style-name="L2">
        <text:list-item>
          <text:p text:style-name="P4"><text:span text:style-name="T1">Beutel raus!</text:span></text:p>
        </text:list-item>
        <text:list-item>
          <text:p text:style-name="P2">Bürsteneinsatz gegen Gummilippeneinsatz tauschen</text:p>
        </text:list-item>
        <text:list-item>
          <text:p text:style-name="P2">Nass saugen …</text:p>
        </text:list-item>
        <text:list-item>
          <text:p text:style-name="P2">Behälter ausle<text:span text:style-name="T4">e</text:span>ren und <text:span text:style-name="T2">reinigen</text:span></text:p>
        </text:list-item>
        <text:list-item>
          <text:p text:style-name="P2">Lamellenfilter raus nehmen und unter fließendem Wasser ausspülen</text:p>
        </text:list-item>
        <text:list-item>
          <text:p text:style-name="P2">Schläuche und Rohr auseinanderbauen und unter drehen mit Wasser durchlaufen lassen (geht z.B. am Waschmaschinen-Anschluss → Klo. Schleuche draußen übers Geländer <text:span text:style-name="T4">zum Trocknen </text:span>hängen.</text:p>
        </text:list-item>
        <text:list-item>
          <text:p text:style-name="P3">Deckel innen reinigen, <text:span text:style-name="T4">Lammelnfilter wieder einsetzen</text:span></text:p>
        </text:list-item>
        <text:list-item>
          <text:p text:style-name="P5">Staubsauger kurz anmachen um Feuchtigkeit aus dem Filter zu ziehen, danach den Staubbeutel wieder einsetzen</text:p>
        </text:list-item>
        <text:list-item>
          <text:p text:style-name="P5">Lammelleneinsatz gegen Bürste Tauschen</text:p>
        </text:list-item>
        <text:list-item>
          <text:p text:style-name="P5">Aufräumen (Werkstat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8:22:59.801747704</meta:creation-date>
    <dc:date>2015-02-25T18:53:06.713598163</dc:date>
    <meta:editing-duration>PT14M16S</meta:editing-duration>
    <meta:editing-cycles>1</meta:editing-cycles>
    <meta:document-statistic meta:table-count="0" meta:image-count="0" meta:object-count="0" meta:page-count="1" meta:paragraph-count="16" meta:word-count="151" meta:character-count="1051" meta:non-whitespace-character-count="926"/>
    <meta:generator>LibreOffice/4.4.0.3$Linux_X86_64 LibreOffice_project/40m0$Build-3</meta:generator>
  </office:meta>
</office:document-meta>
</file>